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e1dc" officeooo:paragraph-rsid="001de1dc"/>
    </style:style>
    <style:style style:name="P2" style:family="paragraph" style:parent-style-name="Standard">
      <style:text-properties officeooo:rsid="001de1dc" officeooo:paragraph-rsid="00215ddd"/>
    </style:style>
    <style:style style:name="P3" style:family="paragraph" style:parent-style-name="Standard">
      <style:text-properties fo:font-weight="bold" officeooo:rsid="001de1dc" officeooo:paragraph-rsid="001de1dc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officeooo:rsid="001de1dc" officeooo:paragraph-rsid="001de1dc" style:font-weight-asian="normal" style:font-weight-complex="normal"/>
    </style:style>
    <style:style style:name="P6" style:family="paragraph" style:parent-style-name="Standard">
      <style:text-properties fo:font-weight="bold" officeooo:rsid="001de1dc" officeooo:paragraph-rsid="001de1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e1dc" style:font-weight-asian="bold" style:font-weight-complex="bold"/>
    </style:style>
    <style:style style:name="T3" style:family="text">
      <style:text-properties officeooo:rsid="002244b5"/>
    </style:style>
    <style:style style:name="T4" style:family="text">
      <style:text-properties officeooo:rsid="00239b3c"/>
    </style:style>
    <style:style style:name="T5" style:family="text">
      <style:text-properties officeooo:rsid="00241d26"/>
    </style:style>
    <style:style style:name="T6" style:family="text">
      <style:text-properties officeooo:rsid="0025e5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52"/><text:span text:style-name="T1"><text:s text:c="8"/></text:span><text:span text:style-name="T2">Assignment-5</text:span></text:p>
      <text:p text:style-name="P3">Roll no:- 3125<text:span text:style-name="T3">2</text:span></text:p>
      <text:p text:style-name="P1"/>
      <text:p text:style-name="P3">Code :-</text:p>
      <text:p text:style-name="P1">declare </text:p>
      <text:p text:style-name="P1">id number(3) := &amp;cust_id; </text:p>
      <text:p text:style-name="P1">nm varchar2(20) := &amp;cust_name; </text:p>
      <text:p text:style-name="P1">no_days number(7); </text:p>
      <text:p text:style-name="P1">issuedate date; </text:p>
      <text:p text:style-name="P1">fineamt number(5) := 0; </text:p>
      <text:p text:style-name="P2"/>
      <text:p text:style-name="P2">begin </text:p>
      <text:p text:style-name="P1">select DateOfPayment into issuedate from Customer3125<text:span text:style-name="T4">2</text:span> where Cust_ID = id; </text:p>
      <text:p text:style-name="P1">select sysdate - to_date(issuedate)days into no_days from dual; </text:p>
      <text:p text:style-name="P1"><text:s/></text:p>
      <text:p text:style-name="P1"><text:s/>if (no_days &gt;= 15 and no_days &lt;=30) then </text:p>
      <text:p text:style-name="P1"><text:s text:c="2"/>fineamt := no_days*50; </text:p>
      <text:p text:style-name="P1"><text:s/>elsif no_days&gt;30 then <text:s/></text:p>
      <text:p text:style-name="P1"><text:s text:c="2"/>fineamt := no_days * 50; </text:p>
      <text:p text:style-name="P1"><text:s/>end if; </text:p>
      <text:p text:style-name="P1"/>
      <text:p text:style-name="P1">update Customer3125<text:span text:style-name="T5">2</text:span> set Status = 'Y' where Cust_ID = id; </text:p>
      <text:p text:style-name="P1"/>
      <text:p text:style-name="P1"><text:s/>if fineamt &gt;= 0 then </text:p>
      <text:p text:style-name="P1"><text:s text:c="2"/>insert into Fine3125<text:span text:style-name="T5">2</text:span> values(id,sysdate,fineamt); </text:p>
      <text:p text:style-name="P1">end if; </text:p>
      <text:p text:style-name="P1"/>
      <text:p text:style-name="P1">EXCEPTION </text:p>
      <text:p text:style-name="P1">when no_data_found then </text:p>
      <text:p text:style-name="P1">dbms_output.put_line('Record doesnt exist'); </text:p>
      <text:p text:style-name="P1">end; </text:p>
      <text:p text:style-name="P1"/>
      <text:p text:style-name="P1"/>
      <text:p text:style-name="P3">Output :-</text:p>
      <text:p text:style-name="P5">SQL&gt; select * from Fine3125<text:span text:style-name="T4">2</text:span>; </text:p>
      <text:p text:style-name="P5"/>
      <text:p text:style-name="P5"><text:s text:c="3"/>CUST_ID DATE1<text:tab/><text:tab/> <text:s text:c="4"/>AMT </text:p>
      <text:p text:style-name="P5">---------- ------------------ ---------- </text:p>
      <text:p text:style-name="P5"><text:tab/> 1 13-AUG-19<text:tab/><text:tab/> <text:s text:c="3"/>2150 </text:p>
      <text:p text:style-name="P5"><text:tab/> 2 13-AUG-19<text:tab/><text:tab/> <text:s text:c="3"/>2150 </text:p>
      <text:p text:style-name="P5"><text:tab/> 3 13-AUG-19<text:tab/><text:tab/> <text:s text:c="3"/>1700 </text:p>
      <text:p text:style-name="P5"><text:tab/> 5 13-AUG-19<text:tab/><text:tab/> <text:s text:c="6"/>0 </text:p>
      <text:p text:style-name="P5"/>
      <text:p text:style-name="P5">SQL&gt; select * from Customer3125<text:span text:style-name="T4">2</text:span>; </text:p>
      <text:p text:style-name="P5"/>
      <text:p text:style-name="P5"><text:s text:c="3"/>CUST_ID NAME <text:tab/><text:tab/>DATEOFPAYMENT<text:tab/> <text:s text:c="2"/>NAMEOFSCHEME </text:p>
      <text:p text:style-name="P5">---------- -------------------- ------------------ -------------------- </text:p>
      <text:p text:style-name="P5">STATUS </text:p>
      <text:p text:style-name="P5">-------------------- </text:p>
      <text:p text:style-name="P5"><text:soft-page-break/><text:tab/> 1 Shreyas<text:tab/><text:tab/>01-JUL-19<text:tab/> <text:s text:c="2"/>Car </text:p>
      <text:p text:style-name="P5">Y </text:p>
      <text:p text:style-name="P5"/>
      <text:p text:style-name="P5"><text:tab/> 2 Kunjal<text:tab/><text:tab/>01-JUL-19<text:tab/> <text:s text:c="2"/>Car </text:p>
      <text:p text:style-name="P5">Y </text:p>
      <text:p text:style-name="P5"/>
      <text:p text:style-name="P5"><text:tab/> 3 Anagha<text:tab/><text:tab/>10-JUL-19<text:tab/> <text:s text:c="2"/>Newspaper </text:p>
      <text:p text:style-name="P5">Y </text:p>
      <text:p text:style-name="P5"/>
      <text:p text:style-name="P5"/>
      <text:p text:style-name="P5"><text:s text:c="3"/>CUST_ID NAME <text:tab/><text:tab/>DATEOFPAYMENT<text:tab/> <text:s text:c="2"/>NAMEOFSCHEME </text:p>
      <text:p text:style-name="P5">---------- -------------------- ------------------ -------------------- </text:p>
      <text:p text:style-name="P5">STATUS </text:p>
      <text:p text:style-name="P5">-------------------- </text:p>
      <text:p text:style-name="P5"><text:tab/> 4 Santosh<text:tab/><text:tab/>02-JUL-19<text:tab/> <text:s text:c="2"/>Newspaper </text:p>
      <text:p text:style-name="P5">N </text:p>
      <text:p text:style-name="P5"/>
      <text:p text:style-name="P5"><text:tab/> 5 Sahil<text:tab/><text:tab/>10-AUG-19<text:tab/> <text:s text:c="2"/>NYTimes </text:p>
      <text:p text:style-name="P5">Y </text:p>
      <text:p text:style-name="P5"/>
      <text:p text:style-name="P5"><text:tab/> 6 Sourav<text:tab/><text:tab/>01-AUG-19<text:tab/> <text:s text:c="2"/>Newspaper </text:p>
      <text:p text:style-name="P5">N </text:p>
      <text:p text:style-name="P5"/>
      <text:p text:style-name="P5"/>
      <text:p text:style-name="P5">6 rows selected. 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1:44:37.287810232</meta:creation-date>
    <dc:date>2019-09-03T12:15:58.417865953</dc:date>
    <meta:editing-duration>PT58M45S</meta:editing-duration>
    <meta:editing-cycles>7</meta:editing-cycles>
    <meta:generator>LibreOffice/4.2.8.2$Linux_X86_64 LibreOffice_project/420$Build-2</meta:generator>
    <meta:document-statistic meta:table-count="0" meta:image-count="0" meta:object-count="0" meta:page-count="2" meta:paragraph-count="56" meta:word-count="175" meta:character-count="1474" meta:non-whitespace-character-count="1139"/>
  </office:meta>
</office:document-meta>
</file>